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</style:style>
    <style:style style:name="P4" style:family="paragraph" style:parent-style-name="Standard">
      <style:paragraph-properties style:line-height-at-least="0.503cm"/>
      <style:text-properties fo:color="#4ec9b0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c586c0"/>
    </style:style>
    <style:style style:name="T7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</text:span> <text:span text:style-name="T2">com</text:span>.<text:span text:style-name="T2">project</text:span>.<text:span text:style-name="T2">collegequora</text:span>.<text:span text:style-name="T2">controllers</text:span>;</text:p>
      <text:p text:style-name="P2"/>
      <text:p text:style-name="P1"><text:span text:style-name="T1">import</text:span> <text:span text:style-name="T2">com</text:span>.<text:span text:style-name="T2">project</text:span>.<text:span text:style-name="T2">collegequora</text:span>.<text:span text:style-name="T2">models</text:span>.<text:span text:style-name="T2">User</text:span>;</text:p>
      <text:p text:style-name="P1"><text:span text:style-name="T1">import</text:span> <text:span text:style-name="T2">com</text:span>.<text:span text:style-name="T2">project</text:span>.<text:span text:style-name="T2">collegequora</text:span>.<text:span text:style-name="T2">repository</text:span>.<text:span text:style-name="T2">SubjectRepository</text:span>;</text:p>
      <text:p text:style-name="P1"><text:span text:style-name="T1">import</text:span> <text:span text:style-name="T2">com</text:span>.<text:span text:style-name="T2">project</text:span>.<text:span text:style-name="T2">collegequora</text:span>.<text:span text:style-name="T2">repository</text:span>.<text:span text:style-name="T2">UserRepository</text:span>;</text:p>
      <text:p text:style-name="P1"><text:span text:style-name="T1">import</text:span> <text:span text:style-name="T2">com</text:span>.<text:span text:style-name="T2">project</text:span>.<text:span text:style-name="T2">collegequora</text:span>.<text:span text:style-name="T2">response</text:span>.<text:span text:style-name="T2">Response</text:span>;</text:p>
      <text:p text:style-name="P2"/>
      <text:p text:style-name="P1"><text:span text:style-name="T1">import</text:span> <text:span text:style-name="T2">org</text:span>.<text:span text:style-name="T2">springframework</text:span>.<text:span text:style-name="T2">beans</text:span>.<text:span text:style-name="T2">factory</text:span>.<text:span text:style-name="T2">annotation</text:span>.<text:span text:style-name="T2">Autowired</text:span>;</text:p>
      <text:p text:style-name="P1"><text:span text:style-name="T1">import</text:span> <text:span text:style-name="T2">org</text:span>.<text:span text:style-name="T2">springframework</text:span>.<text:span text:style-name="T2">web</text:span>.<text:span text:style-name="T2">bind</text:span>.<text:span text:style-name="T2">annotation</text:span>.<text:span text:style-name="T2">CrossOrigin</text:span>;</text:p>
      <text:p text:style-name="P1"><text:span text:style-name="T1">import</text:span> <text:span text:style-name="T2">org</text:span>.<text:span text:style-name="T2">springframework</text:span>.<text:span text:style-name="T2">web</text:span>.<text:span text:style-name="T2">bind</text:span>.<text:span text:style-name="T2">annotation</text:span>.<text:span text:style-name="T2">PostMapping</text:span>;</text:p>
      <text:p text:style-name="P1"><text:span text:style-name="T1">import</text:span> <text:span text:style-name="T2">org</text:span>.<text:span text:style-name="T2">springframework</text:span>.<text:span text:style-name="T2">web</text:span>.<text:span text:style-name="T2">bind</text:span>.<text:span text:style-name="T2">annotation</text:span>.<text:span text:style-name="T2">RequestBody</text:span>;</text:p>
      <text:p text:style-name="P1"><text:span text:style-name="T1">import</text:span> <text:span text:style-name="T2">org</text:span>.<text:span text:style-name="T2">springframework</text:span>.<text:span text:style-name="T2">web</text:span>.<text:span text:style-name="T2">bind</text:span>.<text:span text:style-name="T2">annotation</text:span>.<text:span text:style-name="T2">RestController</text:span>;</text:p>
      <text:p text:style-name="P2"/>
      <text:p text:style-name="P1">@<text:span text:style-name="T2">CrossOrigin</text:span></text:p>
      <text:p text:style-name="P1">@<text:span text:style-name="T2">RestController</text:span></text:p>
      <text:p text:style-name="P1"><text:span text:style-name="T1">public</text:span> <text:span text:style-name="T1">class</text:span> <text:span text:style-name="T2">UserController</text:span> {</text:p>
      <text:p text:style-name="P2"/>
      <text:p text:style-name="P1">@<text:span text:style-name="T2">Autowired</text:span></text:p>
      <text:p text:style-name="P1"><text:span text:style-name="T2">UserRepository</text:span> <text:span text:style-name="T3">userRepository</text:span>;</text:p>
      <text:p text:style-name="P2"/>
      <text:p text:style-name="P1">@<text:span text:style-name="T2">Autowired</text:span></text:p>
      <text:p text:style-name="P1"><text:span text:style-name="T2">SubjectRepository</text:span> <text:span text:style-name="T3">subjectRepository</text:span>;</text:p>
      <text:p text:style-name="P1">@<text:span text:style-name="T2">PostMapping</text:span>(<text:span text:style-name="T4">"/register"</text:span>)</text:p>
      <text:p text:style-name="P1"><text:span text:style-name="T1">public</text:span> <text:span text:style-name="T2">Response</text:span> <text:span text:style-name="T5">register</text:span>(@<text:span text:style-name="T2">RequestBody</text:span> <text:span text:style-name="T2">User</text:span> <text:span text:style-name="T3">user</text:span>)</text:p>
      <text:p text:style-name="P1">{</text:p>
      <text:p text:style-name="P1"><text:span text:style-name="T3">userRepository</text:span>.<text:span text:style-name="T5">save</text:span>(<text:span text:style-name="T3">user</text:span>);</text:p>
      <text:p text:style-name="P1"><text:span text:style-name="T6">return</text:span> <text:span text:style-name="T6">new</text:span> <text:span text:style-name="T5">Response</text:span>(<text:span text:style-name="T7">200</text:span>, <text:span text:style-name="T4">"registration successfull"</text:span>,<text:span text:style-name="T3">subjectRepository</text:span>.<text:span text:style-name="T5">findAllByDeptId</text:span>(<text:span text:style-name="T3">user</text:span>.<text:span text:style-name="T5">getDeptId</text:span>()));</text:p>
      <text:p text:style-name="P1">}</text:p>
      <text:p text:style-name="P1">@<text:span text:style-name="T2">PostMapping</text:span>(<text:span text:style-name="T4">"/login"</text:span>)</text:p>
      <text:p text:style-name="P1"><text:span text:style-name="T1">public</text:span> <text:span text:style-name="T2">Response</text:span> <text:span text:style-name="T5">login</text:span>(@<text:span text:style-name="T2">RequestBody</text:span> <text:span text:style-name="T2">User</text:span> <text:span text:style-name="T3">user</text:span>)</text:p>
      <text:p text:style-name="P1">{</text:p>
      <text:p text:style-name="P1"><text:span text:style-name="T6">if</text:span>(<text:span text:style-name="T3">userRepository</text:span>.<text:span text:style-name="T5">findByEmail</text:span>(<text:span text:style-name="T3">user</text:span>.<text:span text:style-name="T5">getEmail</text:span>()).<text:span text:style-name="T5">equals</text:span>(<text:span text:style-name="T3">user</text:span>)){</text:p>
      <text:p text:style-name="P1"><text:span text:style-name="T6">return</text:span> <text:span text:style-name="T6">new</text:span> <text:span text:style-name="T5">Response</text:span>(<text:span text:style-name="T7">200</text:span>,<text:span text:style-name="T4">"login successful"</text:span>,<text:span text:style-name="T3">subjectRepository</text:span>.<text:span text:style-name="T5">findAllByDeptId</text:span>(<text:span text:style-name="T3">user</text:span>.<text:span text:style-name="T5">getDeptId</text:span>()));</text:p>
      <text:p text:style-name="P1">}</text:p>
      <text:p text:style-name="P1"><text:span text:style-name="T6">else</text:span>{</text:p>
      <text:p text:style-name="P1"><text:span text:style-name="T6">return</text:span> <text:span text:style-name="T6">new</text:span> <text:span text:style-name="T5">Response</text:span>(<text:span text:style-name="T7">404</text:span>,<text:span text:style-name="T4">"user not found"</text:span>,<text:span text:style-name="T6">new</text:span> <text:span text:style-name="T5">User</text:span>());</text:p>
      <text:p text:style-name="P1">}</text:p>
      <text:p text:style-name="P1">}</text:p>
      <text:p text:style-name="P1">}</text:p>
      <text:p text:style-name="Standard">////////////////////////////////////////////////////////</text:p>
      <text:p text:style-name="P1"><text:span text:style-name="T1">package</text:span> <text:span text:style-name="T2">com</text:span>.<text:span text:style-name="T2">project</text:span>.<text:span text:style-name="T2">collegequora</text:span>.<text:span text:style-name="T2">models</text:span>;</text:p>
      <text:p text:style-name="P3"/>
      <text:p text:style-name="P1"><text:span text:style-name="T1">import</text:span> <text:span text:style-name="T2">org</text:span>.<text:span text:style-name="T2">springframework</text:span>.<text:span text:style-name="T2">data</text:span>.<text:span text:style-name="T2">annotation</text:span>.<text:span text:style-name="T2">Id</text:span>;</text:p>
      <text:p text:style-name="P1"><text:span text:style-name="T1">import</text:span> <text:span text:style-name="T2">org</text:span>.<text:span text:style-name="T2">springframework</text:span>.<text:span text:style-name="T2">data</text:span>.<text:span text:style-name="T2">mongodb</text:span>.<text:span text:style-name="T2">core</text:span>.<text:span text:style-name="T2">mapping</text:span>.<text:span text:style-name="T2">Document</text:span>;</text:p>
      <text:p text:style-name="P2"/>
      <text:p text:style-name="P1"><text:span text:style-name="T1">import</text:span> <text:span text:style-name="T2">lombok</text:span>.<text:span text:style-name="T2">AllArgsConstructor</text:span>;</text:p>
      <text:p text:style-name="P1"><text:span text:style-name="T1">import</text:span> <text:span text:style-name="T2">lombok</text:span>.<text:span text:style-name="T2">Data</text:span>;</text:p>
      <text:p text:style-name="P1"><text:span text:style-name="T1">import</text:span> <text:span text:style-name="T2">lombok</text:span>.<text:span text:style-name="T2">Getter</text:span>;</text:p>
      <text:p text:style-name="P1"><text:soft-page-break/><text:span text:style-name="T1">import</text:span> <text:span text:style-name="T2">lombok</text:span>.<text:span text:style-name="T2">Setter</text:span>;</text:p>
      <text:p text:style-name="P1"><text:span text:style-name="T1">import</text:span> <text:span text:style-name="T2">lombok</text:span>.<text:span text:style-name="T2">ToString</text:span>;</text:p>
      <text:p text:style-name="P2"/>
      <text:p text:style-name="P1"><text:span text:style-name="T2">@</text:span><text:span text:style-name="T5">Getter</text:span></text:p>
      <text:p text:style-name="P1"><text:span text:style-name="T2">@</text:span><text:span text:style-name="T3">Setter</text:span></text:p>
      <text:p text:style-name="P4">@Data</text:p>
      <text:p text:style-name="P1"><text:span text:style-name="T2">@</text:span><text:span text:style-name="T3">AllArgsConstructor</text:span></text:p>
      <text:p text:style-name="P4">@ToString</text:p>
      <text:p text:style-name="P2"/>
      <text:p text:style-name="P1">@<text:span text:style-name="T2">Document</text:span>(collection =<text:span text:style-name="T4">"User"</text:span>)</text:p>
      <text:p text:style-name="P1"><text:span text:style-name="T1">public</text:span> <text:span text:style-name="T1">class</text:span> <text:span text:style-name="T2">User</text:span> {</text:p>
      <text:p text:style-name="P1"><text:span text:style-name="T1">public</text:span> <text:span text:style-name="T5">User</text:span>() {</text:p>
      <text:p text:style-name="P1">}</text:p>
      <text:p text:style-name="P1">@<text:span text:style-name="T2">Id</text:span></text:p>
      <text:p text:style-name="P1"><text:span text:style-name="T1">private</text:span> <text:span text:style-name="T2">String</text:span> <text:span text:style-name="T3">userId</text:span>;</text:p>
      <text:p text:style-name="P1"><text:span text:style-name="T1">private</text:span> <text:span text:style-name="T2">String</text:span> <text:span text:style-name="T3">roleType</text:span>;</text:p>
      <text:p text:style-name="P1"><text:span text:style-name="T1">private</text:span> <text:span text:style-name="T2">String</text:span> <text:span text:style-name="T3">userName</text:span>;</text:p>
      <text:p text:style-name="P1"><text:span text:style-name="T1">private</text:span> <text:span text:style-name="T2">String</text:span> <text:span text:style-name="T3">email</text:span>;</text:p>
      <text:p text:style-name="P1"><text:span text:style-name="T1">private</text:span> <text:span text:style-name="T2">String</text:span> <text:span text:style-name="T3">password</text:span>;</text:p>
      <text:p text:style-name="P1"><text:span text:style-name="T1">private</text:span> <text:span text:style-name="T2">String</text:span> <text:span text:style-name="T3">deptId</text:span>;</text:p>
      <text:p text:style-name="P1">}</text:p>
      <text:p text:style-name="Standard"/>
      <text:p text:style-name="Standard"/>
      <text:p text:style-name="Standard">//////////////////////////</text:p>
      <text:p text:style-name="P6">/*package com.project.collegequora.service;</text:p>
      <text:p text:style-name="P2"/>
      <text:p text:style-name="P6">import java.util.List;</text:p>
      <text:p text:style-name="P2"/>
      <text:p text:style-name="P6">import com.project.collegequora.models.SystemUser;</text:p>
      <text:p text:style-name="P6">import com.project.collegequora.repository.SystemUserRepository;</text:p>
      <text:p text:style-name="P2"/>
      <text:p text:style-name="P6">import org.springframework.beans.factory.annotation.Autowired;</text:p>
      <text:p text:style-name="P6">import org.springframework.http.ResponseEntity;</text:p>
      <text:p text:style-name="P6">import org.springframework.stereotype.Service;</text:p>
      <text:p text:style-name="P6">import org.springframework.web.bind.annotation.GetMapping;</text:p>
      <text:p text:style-name="P6">import org.springframework.web.bind.annotation.RequestBody;</text:p>
      <text:p text:style-name="P2"/>
      <text:p text:style-name="P6">@Service</text:p>
      <text:p text:style-name="P6">public class SystemUserService </text:p>
      <text:p text:style-name="P6">{</text:p>
      <text:p text:style-name="P6">@Autowired</text:p>
      <text:p text:style-name="P6">private SystemUserRepository userRepository;</text:p>
      <text:p text:style-name="P6">public SystemUser saveUser(SystemUser user) </text:p>
      <text:p text:style-name="P6">{</text:p>
      <text:p text:style-name="P6">try {</text:p>
      <text:p text:style-name="P6">user.setRoles("ROLE_ADMIN");</text:p>
      <text:p text:style-name="P6">user.setIsActive(true);</text:p>
      <text:p text:style-name="P6">userRepository.insert(user); </text:p>
      <text:p text:style-name="P6">return user;</text:p>
      <text:p text:style-name="P6">}catch(Exception ex) {</text:p>
      <text:p text:style-name="P6">return null;</text:p>
      <text:p text:style-name="P6"><text:soft-page-break/>}</text:p>
      <text:p text:style-name="P6">}</text:p>
      <text:p text:style-name="P6">public SystemUser getById(String userid) </text:p>
      <text:p text:style-name="P6">{</text:p>
      <text:p text:style-name="P6">return userRepository.findById(userid).get(); </text:p>
      <text:p text:style-name="P6">}</text:p>
      <text:p text:style-name="P6">public SystemUser getByEmail(String email) </text:p>
      <text:p text:style-name="P6">{</text:p>
      <text:p text:style-name="P6">return userRepository.findByEmail(email); </text:p>
      <text:p text:style-name="P6">}</text:p>
      <text:p text:style-name="P6">}*/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9:46:20.082876686</meta:creation-date>
    <dc:date>2022-01-15T19:45:30.162550872</dc:date>
    <meta:editing-duration>PT1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95" meta:word-count="185" meta:character-count="2695" meta:non-whitespace-character-count="2598"/>
  </office:meta>
</office:document-meta>
</file>